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style:vertical-pos="middl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draw:fill="none" draw:stroke="solid" svg:stroke-width="0.00694in" svg:stroke-color="#4472c4" draw:marker-end="a517" svg:stroke-opacity="100%" draw:stroke-linejoin="miter" svg:stroke-linecap="butt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0694in" svg:stroke-color="#4472c4" draw:marker-end="a519" svg:stroke-opacity="100%" draw:stroke-linejoin="miter" svg:stroke-linecap="butt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0694in" svg:stroke-color="#4472c4" draw:marker-end="a521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9" style:parent-style-name="Graphics">
      <style:graphic-properties draw:fill="none" draw:stroke="non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0694in" svg:stroke-color="#4472c4" draw:marker-end="a551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>
      <style:graphic-properties style:vertical-pos="middl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frame draw:id="id65" presentation:style-name="a384" draw:name="Title 1" svg:x="0.91667in" svg:y="0.47169in" svg:width="11.5in" svg:height="1.15454in" presentation:class="title" presentation:placeholder="true">
          <draw:text-box/>
          <svg:title/>
          <svg:desc/>
        </draw:frame>
        <draw:custom-shape svg:x="1.57576in" svg:y="2.98788in" svg:width="1.21818in" svg:height="1.4303in" draw:id="id66" draw:style-name="a387" draw:name="Flowchart: Process 3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39091in" svg:y="3.22847in" svg:width="1.12424in" svg:height="1.33728in" draw:id="id67" draw:style-name="a390" draw:name="Flowchart: Process 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2in" svg:y="3.46906in" svg:width="1.07879in" svg:height="1.46427in" draw:id="id68" draw:style-name="a393" draw:name="Flowchart: Process 5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4197in" svg:y="4.871in" svg:width="0.99329in" svg:height="0.30293in" draw:id="id69" draw:style-name="a400" draw:name="Rectangle 6">
          <svg:title/>
          <svg:desc/>
          <text:p text:style-name="a399" text:class-names="" text:cond-style-name=""><text:span text:style-name="a394" text:class-names="">T</text:span><text:span text:style-name="a395" text:class-names=""><text:s text:c="1"/></text:span><text:span text:style-name="a396" text:class-names="">timestep</text:span><text:span text:style-name="a397" text:class-names="">s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609in" svg:y="2.74235in" svg:width="1.34452in" svg:height="0.30293in" draw:id="id70" draw:style-name="a404" draw:name="Rectangle 7">
          <svg:title/>
          <svg:desc/>
          <text:p text:style-name="a403" text:class-names="" text:cond-style-name=""><text:span text:style-name="a401" text:class-names="">R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609in" svg:y="2.97789in" svg:width="0.95514in" svg:height="0.30293in" draw:id="id71" draw:style-name="a408" draw:name="Rectangle 8">
          <svg:title/>
          <svg:desc/>
          <text:p text:style-name="a407" text:class-names="" text:cond-style-name=""><text:span text:style-name="a405" text:class-names="">V Variables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0868in" svg:y="3.75075in" svg:width="0.68668in" svg:height="0.30293in" draw:id="id72" draw:style-name="a412" draw:name="Rectangle 9">
          <svg:title/>
          <svg:desc/>
          <text:p text:style-name="a411" text:class-names="" text:cond-style-name=""><text:span text:style-name="a409" text:class-names="">N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846in" svg:y="2.03365in" svg:width="2.36119in" svg:height="0.50488in" draw:id="id73" draw:style-name="a425" draw:name="Rectangle 10">
          <svg:title/>
          <svg:desc/>
          <text:p text:style-name="a414" text:class-names="" text:cond-style-name=""><text:span text:style-name="a413" text:class-names="">X Input Shape = (N, T, V)</text:span></text:p>
          <text:p text:style-name="a424" text:class-names="" text:cond-style-name=""><text:span text:style-name="a415" text:class-names="">At each timestep x(t)</text:span><text:span text:style-name="a416" text:class-names=""><text:s text:c="1"/></text:span><text:span text:style-name="a417" text:class-names="">=</text:span><text:span text:style-name="a418" text:class-names=""><text:s text:c="1"/></text:span><text:span text:style-name="a419" text:class-names="">(N,</text:span><text:span text:style-name="a420" text:class-names=""><text:s text:c="1"/></text:span><text:span text:style-name="a421" text:class-names="">V</text:span><text:span text:style-name="a422" text:class-names="">)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6009in" svg:y="2.98319in" svg:width="0.36652in" svg:height="2.01212in" draw:id="id74" draw:style-name="a428" draw:name="Flowchart: Process 11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32394in" svg:y="4.69105in" svg:width="1.34452in" svg:height="0.50488in" draw:id="id75" draw:style-name="a434" draw:name="Rectangle 12">
          <svg:title/>
          <svg:desc/>
          <text:p text:style-name="a433" text:class-names="" text:cond-style-name=""><text:span text:style-name="a429" text:class-names="">Internal weights:<text:s text:c="1"/></text:span><draw:frame draw:style-name="a430" text:anchor-type="as-char" svg:x="1174.02389in" svg:y="0in" svg:width="0.315in" svg:height="0.2in" style:rel-width="scale" style:rel-height="scale"><draw:object xlink:href="Object 1/" xlink:type="simple" xlink:show="embed" xlink:actuate="onLoad"/></draw:frame><text:span text:style-name="a431" text:class-names="">=(V, R)</text:span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0467in" svg:y="3.37624in" svg:width="0.72308in" svg:height="0.30293in" draw:id="id76" draw:style-name="a438" draw:name="Rectangle 13">
          <svg:title/>
          <svg:desc/>
          <text:p text:style-name="a437" text:class-names="" text:cond-style-name=""><text:span text:style-name="a435" text:class-names="">PCA</text:span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486in" svg:y="3.67917in" svg:width="1.07879in" svg:height="0.30293in" draw:id="id77" draw:style-name="a442" draw:name="Rectangle 14">
          <svg:title/>
          <svg:desc/>
          <text:p text:style-name="a441" text:class-names="" text:cond-style-name=""><text:span text:style-name="a439" text:class-names="">R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778in" svg:y="2.80179in" svg:width="1.21818in" svg:height="1.4303in" draw:id="id78" draw:style-name="a445" draw:name="Flowchart: Process 16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34293in" svg:y="3.04238in" svg:width="1.12424in" svg:height="1.33728in" draw:id="id79" draw:style-name="a448" draw:name="Flowchart: Process 17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15202in" svg:y="3.28297in" svg:width="1.07879in" svg:height="1.46427in" draw:id="id80" draw:style-name="a451" draw:name="Flowchart: Process 18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13278in" svg:y="3.8671in" svg:width="1.34452in" svg:height="0.30293in" draw:id="id81" draw:style-name="a455" draw:name="Rectangle 22">
          <svg:title/>
          <svg:desc/>
          <text:p text:style-name="a454" text:class-names="" text:cond-style-name=""><text:span text:style-name="a452" text:class-names="">N observations</text:span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202in" svg:y="4.63786in" svg:width="0.68668in" svg:height="0.30293in" draw:id="id82" draw:style-name="a459" draw:name="Rectangle 23">
          <svg:title/>
          <svg:desc/>
          <text:p text:style-name="a458" text:class-names="" text:cond-style-name=""><text:span text:style-name="a456" text:class-names="">T</text:span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4043in" svg:y="2.59257in" svg:width="1.61074in" svg:height="0.50488in" draw:id="id83" draw:style-name="a470" draw:name="Rectangle 24">
          <svg:title/>
          <svg:desc/>
          <text:p text:style-name="a461" text:class-names="" text:cond-style-name=""><text:span text:style-name="a460" text:class-names="">R or</text:span></text:p>
          <text:p text:style-name="a469" text:class-names="" text:cond-style-name=""><text:span text:style-name="a462" text:class-names="">2R</text:span><text:span text:style-name="a463" text:class-names=""><text:s text:c="1"/></text:span><text:span text:style-name="a464" text:class-names="">for</text:span><text:span text:style-name="a465" text:class-names=""><text:s text:c="1"/></text:span><text:span text:style-name="a466" text:class-names="">bidirection</text:span><text:span text:style-name="a467" text:class-names="">al</text:span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9165in" svg:y="2.13854in" svg:width="1.59953in" svg:height="0.30293in" draw:id="id84" draw:style-name="a474" draw:name="Rectangle 25">
          <svg:title/>
          <svg:desc/>
          <text:p text:style-name="a473" text:class-names="" text:cond-style-name=""><text:span text:style-name="a471" text:class-names="">H</text:span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07in" svg:y="3.77375in" svg:width="0.68668in" svg:height="0.30293in" draw:id="id85" draw:style-name="a478" draw:name="Rectangle 26">
          <svg:title/>
          <svg:desc/>
          <text:p text:style-name="a477" text:class-names="" text:cond-style-name=""><text:span text:style-name="a475" text:class-names="">N</text:span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198in" svg:y="2.82479in" svg:width="1.21818in" svg:height="1.4303in" draw:id="id86" draw:style-name="a481" draw:name="Flowchart: Process 27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3495in" svg:y="3.06538in" svg:width="1.12424in" svg:height="1.33728in" draw:id="id87" draw:style-name="a484" draw:name="Flowchart: Process 28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4404in" svg:y="3.30597in" svg:width="1.07879in" svg:height="1.46427in" draw:id="id88" draw:style-name="a487" draw:name="Flowchart: Process 29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28928in" svg:y="3.78304in" svg:width="0.64083in" svg:height="0.30293in" draw:id="id89" draw:style-name="a491" draw:name="Rectangle 30">
          <svg:title/>
          <svg:desc/>
          <text:p text:style-name="a490" text:class-names="" text:cond-style-name=""><text:span text:style-name="a488" text:class-names="">N</text:span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851in" svg:y="2.7173in" svg:width="0.71143in" svg:height="0.30293in" draw:id="id90" draw:style-name="a495" draw:name="Rectangle 31">
          <svg:title/>
          <svg:desc/>
          <text:p text:style-name="a494" text:class-names="" text:cond-style-name=""><text:span text:style-name="a492" text:class-names="">D</text:span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311in" svg:y="2.11422in" svg:width="1.59953in" svg:height="0.30293in" draw:id="id91" draw:style-name="a499" draw:name="Rectangle 32">
          <svg:title/>
          <svg:desc/>
          <text:p text:style-name="a498" text:class-names="" text:cond-style-name=""><text:span text:style-name="a496" text:class-names="">H after PCA</text:span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2018in" svg:y="3.05966in" svg:width="1.84146in" svg:height="1.54875in" draw:id="id92" draw:style-name="a502" draw:name="Flowchart: Process 33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49069in" svg:y="3.76084in" svg:width="0.49045in" svg:height="0.30293in" draw:id="id93" draw:style-name="a506" draw:name="Rectangle 34">
          <svg:title/>
          <svg:desc/>
          <text:p text:style-name="a505" text:class-names="" text:cond-style-name=""><text:span text:style-name="a503" text:class-names="">N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2018in" svg:y="2.20676in" svg:width="1.59953in" svg:height="0.30293in" draw:id="id94" draw:style-name="a512" draw:name="Rectangle 35">
          <svg:title/>
          <svg:desc/>
          <text:p text:style-name="a511" text:class-names="" text:cond-style-name=""><text:span text:style-name="a507" text:class-names="">Reservoir:<text:s text:c="1"/></text:span><draw:frame draw:style-name="a508" text:anchor-type="as-char" svg:x="1174.05938in" svg:y="0in" svg:width="0.2441in" svg:height="0.2in" style:rel-width="scale" style:rel-height="scale"><draw:object xlink:href="Object 2/" xlink:type="simple" xlink:show="embed" xlink:actuate="onLoad"/></draw:frame><text:span text:style-name="a509" text:class-names="">=(R, R)</text:span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11815in" svg:y="2.34977in" svg:width="1.59953in" svg:height="0.30293in" draw:id="id95" draw:style-name="a516" draw:name="Rectangle 36">
          <svg:title/>
          <svg:desc/>
          <text:p text:style-name="a515" text:class-names="" text:cond-style-name=""><text:span text:style-name="a513" text:class-names="">Output</text:span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69965in" svg:y1="3.91231in" svg:x2="3.49196in" svg:y2="3.91231in" draw:id="id96" draw:style-name="a518" draw:name="Straight Arrow Connector 38">
          <svg:title/>
          <svg:desc/>
        </draw:connector>
        <draw:connector draw:type="line" svg:x1="5.652in" svg:y1="3.84176in" svg:x2="6.04365in" svg:y2="3.83064in" draw:end-shape="id77" draw:end-glue-point="1" draw:id="id97" draw:style-name="a520" draw:name="Straight Arrow Connector 40">
          <svg:title/>
          <svg:desc/>
        </draw:connector>
        <draw:connector draw:type="line" svg:x1="7.74596in" svg:y1="3.73402in" svg:x2="8.27789in" svg:y2="3.73402in" draw:id="id98" draw:style-name="a522" draw:name="Straight Arrow Connector 42">
          <svg:title/>
          <svg:desc/>
        </draw:connector>
        <draw:connector draw:type="line" svg:x1="12.06504in" svg:y1="3.92214in" svg:x2="12.64534in" svg:y2="3.92214in" draw:id="id99" draw:style-name="a524" draw:name="Straight Arrow Connector 46">
          <svg:title/>
          <svg:desc/>
        </draw:connector>
        <draw:custom-shape svg:width="0.14754in" svg:height="2.44823in" draw:id="id100" draw:style-name="a527" draw:transform="translate(-0.07377in -1.22412in) rotate(-1.5708) translate(12.00249in 5.42742in)" draw:name="Right Brace 47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width="0.46582in" svg:height="7.92771in" draw:id="id101" draw:style-name="a530" draw:transform="translate(-0.23291in -3.96385in) rotate(-1.5708) translate(4.29926in 5.38067in)" draw:name="Right Brace 4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0 4914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3.14246in" svg:y="5.61263in" svg:width="2.61179in" svg:height="0.30293in" draw:id="id102" draw:style-name="a534" draw:name="Rectangle 49">
          <svg:title/>
          <svg:desc/>
          <text:p text:style-name="a533" text:class-names="" text:cond-style-name=""><text:span text:style-name="a531" text:class-names="">Non trainable weights</text:span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5914in" svg:y="5.60868in" svg:width="2.61179in" svg:height="0.30293in" draw:id="id103" draw:style-name="a538" draw:name="Rectangle 50">
          <svg:title/>
          <svg:desc/>
          <text:p text:style-name="a537" text:class-names="" text:cond-style-name=""><text:span text:style-name="a535" text:class-names="">Trainable weights</text:span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39" draw:name="Picture 51" svg:x="4.71173in" svg:y="6.40172in" svg:width="4.20731in" svg:height="0.59416in" style:rel-width="scale" style:rel-height="scale">
          <draw:image xlink:href="media/image1.png" xlink:type="simple" xlink:show="embed" xlink:actuate="onLoad"/>
          <svg:title/>
          <svg:desc/>
        </draw:frame>
        <draw:custom-shape svg:x="10.77837in" svg:y="3.27716in" svg:width="1.15709in" svg:height="1.23989in" draw:id="id105" draw:style-name="a542" draw:name="Flowchart: Process 55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1862in" svg:y="2.38453in" svg:width="1.59953in" svg:height="0.30293in" draw:id="id106" draw:style-name="a546" draw:name="Rectangle 59">
          <svg:title/>
          <svg:desc/>
          <text:p text:style-name="a545" text:class-names="" text:cond-style-name=""><text:span text:style-name="a543" text:class-names="">Input representation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1358in" svg:y="2.93232in" svg:width="0.68668in" svg:height="0.30293in" draw:id="id107" draw:style-name="a550" draw:name="Rectangle 60">
          <svg:title/>
          <svg:desc/>
          <text:p text:style-name="a549" text:class-names="" text:cond-style-name=""><text:span text:style-name="a547" text:class-names="">*</text:span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98668in" svg:y1="3.91231in" svg:x2="10.51862in" svg:y2="3.91231in" draw:id="id108" draw:style-name="a552" draw:name="Straight Arrow Connector 61">
          <svg:title/>
          <svg:desc/>
        </draw:connector>
        <draw:custom-shape svg:x="8.77737in" svg:y="4.99419in" svg:width="0.68668in" svg:height="0.30293in" draw:id="id109" draw:style-name="a556" draw:name="Rectangle 63">
          <svg:title/>
          <svg:desc/>
          <text:p text:style-name="a555" text:class-names="" text:cond-style-name=""><text:span text:style-name="a553" text:class-names="">T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21" svg:viewBox="0 0 20 30" svg:d="m10 0-10 30h20z"/>
    <draw:marker draw:name="a517" svg:viewBox="0 0 20 30" svg:d="m10 0-10 30h20z"/>
    <draw:marker draw:name="a551" svg:viewBox="0 0 20 30" svg:d="m10 0-10 30h20z"/>
    <draw:marker draw:name="a523" svg:viewBox="0 0 20 30" svg:d="m10 0-10 30h20z"/>
    <draw:marker draw:name="a51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dalina ciortan</meta:initial-creator>
    <dc:creator>madalina ciortan</dc:creator>
    <meta:creation-date>2019-03-26T22:34:59Z</meta:creation-date>
    <dc:date>2019-03-26T23:41:02Z</dc:date>
    <meta:editing-cycles>3</meta:editing-cycles>
    <meta:editing-duration>PT3962S</meta:editing-duration>
    <meta:document-statistic meta:paragraph-count="26" meta:word-count="75"/>
  </office:meta>
</office:document-meta>
</file>

<file path=Object 1/content.xml><?xml version="1.0" encoding="utf-8"?>
<mml:math xmlns:mml="http://www.w3.org/1998/Math/MathML" display="block">
  <mml:msub>
    <mml:mi>W</mml:mi>
    <mml:mrow>
      <mml:mi>i</mml:mi>
      <mml:mi>n</mml:mi>
    </mml:mrow>
  </mml:msub>
</mml:math>
</file>

<file path=Object 2/content.xml><?xml version="1.0" encoding="utf-8"?>
<mml:math xmlns:mml="http://www.w3.org/1998/Math/MathML" display="block">
  <mml:msub>
    <mml:mi>W</mml:mi>
    <mml:mi>r</mml:mi>
  </mml:msub>
</mml:math>
</file>